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1.5pt solid #008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 de couples mariés et non mariés pour chaque</text:p>
            <text:p>année étudiée</text:p>
          </table:table-cell>
          <table:table-cell table:style-name="ce4"/>
          <table:table-cell table:style-name="ce4" office:value-type="string" calcext:value-type="string">
            <text:p>en milliers</text:p>
          </table:table-cell>
          <table:table-cell table:style-name="ce7" table:number-columns-repeated="2"/>
          <table:table-cell table:number-columns-repeated="4"/>
        </table:table-row>
        <table:table-row table:style-name="ro2">
          <table:table-cell table:style-name="ce2"/>
          <table:table-cell office:value-type="float" office:value="1980" calcext:value-type="float">
            <text:p>1980</text:p>
          </table:table-cell>
          <table:table-cell office:value-type="float" office:value="2000" calcext:value-type="float" table:number-columns-spanned="3" table:number-rows-spanned="1">
            <text:p>2000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ples mariés</text:p>
          </table:table-cell>
          <table:table-cell office:value-type="float" office:value="10309" calcext:value-type="float">
            <text:p>10309</text:p>
          </table:table-cell>
          <table:table-cell office:value-type="float" office:value="12070" calcext:value-type="float" table:number-columns-spanned="3" table:number-rows-spanned="1">
            <text:p>12070</text:p>
          </table:table-cell>
          <table:covered-table-cell table:number-columns-repeated="2"/>
          <table:table-cell table:formula="of:=[.B3]/([.B3]+[.B4])*100" office:value-type="float" office:value="97.0807043977776" calcext:value-type="float">
            <text:p>97,0807043977776</text:p>
          </table:table-cell>
          <table:table-cell table:formula="of:=[.C3]/([.C3]+[.C4])*100" office:value-type="float" office:value="87.6097844233142" calcext:value-type="float">
            <text:p>87,6097844233142</text:p>
          </table:table-cell>
          <table:table-cell table:formula="of:=[.G3]-[.F3]" office:value-type="float" office:value="-9.47091997446334" calcext:value-type="float">
            <text:p>-9,47091997446334</text:p>
          </table:table-cell>
          <table:table-cell table:formula="of:=[.C3]-[.B3]" office:value-type="float" office:value="1761" calcext:value-type="float">
            <text:p>1761</text:p>
          </table:table-cell>
        </table:table-row>
        <table:table-row table:style-name="ro2">
          <table:table-cell office:value-type="string" calcext:value-type="string">
            <text:p>couples non mariés</text:p>
          </table:table-cell>
          <table:table-cell office:value-type="float" office:value="310" calcext:value-type="float">
            <text:p>310</text:p>
          </table:table-cell>
          <table:table-cell office:value-type="float" office:value="1707" calcext:value-type="float" table:number-columns-spanned="3" table:number-rows-spanned="1">
            <text:p>1707</text:p>
          </table:table-cell>
          <table:covered-table-cell table:number-columns-repeated="2"/>
          <table:table-cell table:formula="of:=[.B4]/([.B3]+[.B4])*100" office:value-type="float" office:value="2.91929560222243" calcext:value-type="float">
            <text:p>2,91929560222243</text:p>
          </table:table-cell>
          <table:table-cell table:formula="of:=[.C4]/([.C3]+[.C4])*100" office:value-type="float" office:value="12.3902155766858" calcext:value-type="float">
            <text:p>12,3902155766858</text:p>
          </table:table-cell>
          <table:table-cell table:formula="of:=[.G4]-[.F4]" office:value-type="float" office:value="9.47091997446335" calcext:value-type="float">
            <text:p>9,47091997446335</text:p>
          </table:table-cell>
          <table:table-cell table:formula="of:=[.C4]-[.B4]" office:value-type="float" office:value="1397" calcext:value-type="float">
            <text:p>1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39:32.267000000</meta:creation-date>
    <dc:date>2018-05-23T15:41:27.184000000</dc:date>
    <meta:editing-duration>PT1M55S</meta:editing-duration>
    <meta:editing-cycles>1</meta:editing-cycles>
    <meta:document-statistic meta:table-count="1" meta:cell-count="18" meta:object-count="0"/>
    <meta:generator>LibreOffice/5.2.6.2$Windows_X86_64 LibreOffice_project/a3100ed2409ebf1c212f5048fbe377c281438fdc</meta:generator>
  </office:meta>
</office:document-meta>
</file>